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subtitle" style:list-style-name="L3">
      <style:graphic-properties draw:fill-color="#ffffff" draw:auto-grow-height="true" fo:min-height="13.8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use-window-font-color="true" fo:font-weight="normal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font-size="18pt"/>
    </style:style>
    <style:style style:name="T6" style:family="text">
      <style:text-properties fo:color="#993366" fo:font-size="16pt" fo:font-weight="bold"/>
    </style:style>
    <style:style style:name="T7" style:family="text">
      <style:text-properties style:use-window-font-color="true" fo:font-size="16pt" fo:font-weight="normal"/>
    </style:style>
    <style:style style:name="T8" style:family="text">
      <style:text-properties fo:color="#ff0000" fo:font-size="16pt" fo:font-weight="normal"/>
    </style:style>
    <style:style style:name="T9" style:family="text">
      <style:text-properties fo:color="#008000" fo:font-size="16pt" fo:font-weight="normal"/>
    </style:style>
    <style:style style:name="T10" style:family="text">
      <style:text-properties fo:font-size="36pt"/>
    </style:style>
    <style:style style:name="T11" style:family="text">
      <style:text-properties fo:font-size="16pt"/>
    </style:style>
    <style:style style:name="T12" style:family="text">
      <style:text-properties fo:color="#ff0000" fo:font-size="16pt"/>
    </style:style>
    <style:style style:name="T13" style:family="text">
      <style:text-properties fo:color="#008000" fo:font-size="16pt"/>
    </style:style>
    <style:style style:name="T14" style:family="text">
      <style:text-properties style:use-window-font-color="true" fo:font-size="16pt"/>
    </style:style>
    <style:style style:name="T15" style:family="text">
      <style:text-properties style:use-window-font-color="true" fo:font-size="16pt" fo:font-weight="bold"/>
    </style:style>
    <style:style style:name="T16" style:family="text">
      <style:text-properties fo:font-size="20pt" fo:font-style="italic"/>
    </style:style>
    <style:style style:name="T17" style:family="text">
      <style:text-properties fo:color="#993366" fo:font-size="18pt" fo:font-weight="bold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993366" fo:font-size="24pt" fo:font-weight="bold"/>
    </style:style>
    <style:style style:name="T25" style:family="text">
      <style:text-properties fo:color="#ff0000" fo:font-size="24pt"/>
    </style:style>
    <style:style style:name="T26" style:family="text">
      <style:text-properties fo:color="#008000" fo:font-size="24pt"/>
    </style:style>
    <style:style style:name="T27" style:family="text">
      <style:text-properties fo:color="#993366" fo:font-size="22pt" fo:font-weight="bold"/>
    </style:style>
    <style:style style:name="T28" style:family="text">
      <style:text-properties fo:font-size="22pt"/>
    </style:style>
    <style:style style:name="T29" style:family="text">
      <style:text-properties style:use-window-font-color="true" fo:font-size="22pt" fo:font-weight="bold"/>
    </style:style>
    <style:style style:name="T30" style:family="text">
      <style:text-properties style:use-window-font-color="true" fo:font-size="22pt" fo:font-weight="normal"/>
    </style:style>
    <style:style style:name="T31" style:family="text">
      <style:text-properties fo:color="#000000" fo:font-size="22pt" fo:font-weight="normal"/>
    </style:style>
    <style:style style:name="T32" style:family="text">
      <style:text-properties fo:color="#ff0000" fo:font-size="22pt" fo:font-weight="normal"/>
    </style:style>
    <style:style style:name="T33" style:family="text">
      <style:text-properties fo:color="#008000" fo:font-size="22pt" fo:font-weight="normal"/>
    </style:style>
    <style:style style:name="T34" style:family="text">
      <style:text-properties fo:color="#008000" fo:font-size="22pt" fo:font-style="italic" fo:font-weight="normal"/>
    </style:style>
    <style:style style:name="T35" style:family="text">
      <style:text-properties fo:color="#ff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draw:frame presentation:style-name="pr2" draw:text-style-name="P5" draw:layer="layout" svg:width="25.199cm" svg:height="13.609cm" svg:x="1.4cm" svg:y="5.039cm" presentation:class="subtitle">
          <draw:text-box>
            <text:p text:style-name="P2"><text:span text:style-name="T5">$ rails demo -d sqlite3</text:span></text:p>
            <text:p text:style-name="P2"><text:span text:style-name="T5">$ cd demo</text:span></text:p>
            <text:p text:style-name="P2"><text:span text:style-name="T5">$ ruby script/plugin install \</text:span></text:p>
            <text:p text:style-name="P2"><text:span text:style-name="T5"><text:tab/></text:span><text:span text:style-name="T5"><text:a xlink:href="http://rails.lotswholetime.com/svn/lwt_authentication_system/trunk/">http://rails.lotswholetime.com/svn/lwt_authentication_system/trunk</text:a></text:span><text:span text:style-name="T5"> \</text:span></text:p>
            <text:p text:style-name="P2"><text:span text:style-name="T5"><text:tab/></text:span><text:span text:style-name="T5">lwt_authentication_system</text:span></text:p>
            <text:p text:style-name="P2"><text:span text:style-name="T5">$ ruby script/generate lwt_authentication_system</text:span></text:p>
            <text:p text:style-name="P2"><text:span text:style-name="T5">$ rake </text:span><text:span text:style-name="T5"><text:a xlink:href="db:migrate">db:migrate</text:a></text:span></text:p>
            <text:p text:style-name="P2"><text:span text:style-name="T5">$ ruby script/server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Quick Demo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draw:frame presentation:style-name="pr6" draw:text-style-name="P8" draw:layer="layout" svg:width="25.199cm" svg:height="13.86cm" svg:x="1.4cm" svg:y="4.914cm" presentation:class="subtitle">
          <draw:text-box>
            <text:p text:style-name="P2"><text:span text:style-name="T6">class</text:span><text:span text:style-name="T7"> Group &lt; ActiveRecord::Base</text:span></text:p>
            <text:p text:style-name="P2"><text:span text:style-name="T7"><text:tab/></text:span><text:span text:style-name="T7">has_many </text:span><text:span text:style-name="T8">:users</text:span></text:p>
            <text:p text:style-name="P2"><text:span text:style-name="T7"><text:tab/></text:span><text:span text:style-name="T7">has_many </text:span><text:span text:style-name="T8">:privilege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Privilege &lt; ActiveRecord::Base</text:span></text:p>
            <text:p text:style-name="P2"><text:span text:style-name="T7"><text:tab/></text:span><text:span text:style-name="T7">has_many </text:span><text:span text:style-name="T8">:group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GroupPrivilege &lt; ActiveRecord::Base</text:span></text:p>
            <text:p text:style-name="P2"><text:span text:style-name="T7"><text:tab/></text:span><text:span text:style-name="T7">set_table_name </text:span><text:span text:style-name="T9">"groups_privileges"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><text:tab/></text:span><text:span text:style-name="T7">belongs_to </text:span><text:span text:style-name="T8">:privilege</text:span></text:p>
            <text:p text:style-name="P2"><text:span text:style-name="T6">end</text:span></text:p>
          </draw:text-box>
        </draw:frame>
        <draw:frame presentation:style-name="pr1" draw:text-style-name="P9" draw:layer="layout" svg:width="25.67cm" svg:height="2.507cm" svg:x="1cm" svg:y="0.5cm" presentation:class="title" presentation:user-transformed="true">
          <draw:text-box>
            <text:p text:style-name="P6"><text:span text:style-name="T10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p text:style-name="P2"><text:span text:style-name="T6">class</text:span><text:span text:style-name="T11"> User &lt; ActiveRecord::Base</text:span></text:p>
            <text:p text:style-name="P2"><text:span text:style-name="T11"><text:tab/></text:span><text:span text:style-name="T11">acts_as_login_model </text:span><text:span text:style-name="T12">:password_validation_message</text:span><text:span text:style-name="T11"> =&gt; </text:span><text:span text:style-name="T13">"Passwords must match"</text:span><text:span text:style-name="T11">,</text:span></text:p>
            <text:p text:style-name="P2"><text:span text:style-name="T12"><text:tab/></text:span><text:span text:style-name="T12"><text:tab/></text:span><text:span text:style-name="T12">:username_validation_message</text:span><text:span text:style-name="T11"> =&gt; </text:span><text:span text:style-name="T13">"Username cannot be blank"</text:span><text:span text:style-name="T11">,</text:span></text:p>
            <text:p text:style-name="P2"><text:span text:style-name="T11"><text:tab/></text:span><text:span text:style-name="T11"><text:tab/></text:span><text:span text:style-name="T12">:username_unique_validation_message</text:span><text:span text:style-name="T11"> =&gt; </text:span><text:span text:style-name="T13">"Username has already been taken"</text:span><text:span text:style-name="T14">,</text:span></text:p>
            <text:p text:style-name="P2"><text:span text:style-name="T14"><text:tab/></text:span><text:span text:style-name="T14"><text:tab/></text:span><text:span text:style-name="T12">:use_salt</text:span><text:span text:style-name="T14"> =&gt; </text:span><text:span text:style-name="T6">false</text:span></text:p>
            <text:p text:style-name="P2"><text:span text:style-name="T14"/></text:p>
            <text:p text:style-name="P2"><text:span text:style-name="T14"><text:tab/></text:span><text:span text:style-name="T14">hash_password </text:span><text:span text:style-name="T6">do</text:span><text:span text:style-name="T14"> |password, salt|</text:span></text:p>
            <text:p text:style-name="P2"><text:span text:style-name="T14"><text:tab/></text:span><text:span text:style-name="T14"><text:tab/></text:span><text:span text:style-name="T14">MD5.hexdigest( password )</text:span></text:p>
            <text:p text:style-name="P2"><text:span text:style-name="T15"><text:tab/></text:span><text:span text:style-name="T6">end</text:span></text:p>
            <text:p text:style-name="P2"><text:span text:style-name="T6"/></text:p>
            <text:p text:style-name="P2"><text:span text:style-name="T6"><text:tab/></text:span><text:span text:style-name="T7">validate_password </text:span><text:span text:style-name="T6">do</text:span><text:span text:style-name="T7"> |user, password|</text:span></text:p>
            <text:p text:style-name="P2"><text:span text:style-name="T7"><text:tab/></text:span><text:span text:style-name="T7"><text:tab/></text:span><text:span text:style-name="T9">#Add any password validation here</text:span></text:p>
            <text:p text:style-name="P2"><text:span text:style-name="T7"><text:tab/></text:span><text:span text:style-name="T6">end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username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s_uniqueness_of </text:span><text:span text:style-name="T8">:username</text:span><text:span text:style-name="T8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 </text:span><text:span text:style-name="T8">:validate_password</text:span><text:span text:style-name="T7"><text:tab/>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6">end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6">login</text:span></text:p>
          </draw:text-box>
        </draw:frame>
        <draw:frame presentation:style-name="pr7" draw:text-style-name="P11" draw:layer="layout" svg:width="25.199cm" svg:height="16.215cm" svg:x="1.4cm" svg:y="3.737cm" presentation:class="subtitle" presentation:user-transformed="true">
          <draw:text-box>
            <text:p text:style-name="P2"><text:span text:style-name="T17">class</text:span><text:span text:style-name="T5"> UsersController &lt; ApplicationController</text:span></text:p>
            <text:p text:style-name="P2"><text:span text:style-name="T5"><text:tab/></text:span><text:span text:style-name="T5">acts_as_login_controller </text:span><text:span text:style-name="T18">:login_flash</text:span><text:span text:style-name="T5"> =&gt;</text:span><text:span text:style-name="T19">”Please login”</text:span><text:span text:style-name="T5">,</text:span></text:p>
            <text:p text:style-name="P2"><text:span text:style-name="T18"><text:tab/></text:span><text:span text:style-name="T18"><text:tab/></text:span><text:span text:style-name="T18">:invalid_login_flash</text:span><text:span text:style-name="T5"> =&gt; </text:span><text:span text:style-name="T19">“Invalid login credentials”</text:span><text:span text:style-name="T5">,</text:span></text:p>
            <text:p text:style-name="P2"><text:span text:style-name="T18"><text:tab/></text:span><text:span text:style-name="T18"><text:tab/></text:span><text:span text:style-name="T18">:track_pre_login_url</text:span><text:span text:style-name="T5"> =&gt; </text:span><text:span text:style-name="T17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2">#This MUST be defined in your application</text:span></text:p>
            <text:p text:style-name="P2"><text:span text:style-name="T17"><text:tab/></text:span><text:span text:style-name="T20">redirect_after_login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><text:tab/></text:span></text:p>
            <text:p text:style-name="P2"><text:span text:style-name="T17"><text:tab/></text:span><text:span text:style-name="T17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23"/></text:p>
            <text:p text:style-name="P2"><text:span text:style-name="T23"><text:tab/></text:span><text:span text:style-name="T17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configuration</text:span></text:p>
          </draw:text-box>
        </draw:frame>
        <draw:frame presentation:style-name="pr2" draw:text-style-name="P12" draw:layer="layout" svg:width="25.199cm" svg:height="13.609cm" svg:x="1.4cm" svg:y="5.038cm" presentation:class="subtitle" presentation:user-transformed="true">
          <draw:text-box>
            <text:p text:style-name="P6"><text:span text:style-name="T5"/></text:p>
            <text:p text:style-name="P2"><text:span text:style-name="T17">class</text:span><text:span text:style-name="T5"> ApplicationController &lt; ActionController::Base</text:span></text:p>
            <text:p text:style-name="P2"><text:span text:style-name="T20"><text:tab/></text:span><text:span text:style-name="T20">on_not_logged_in </text:span><text:span text:style-name="T17">do</text:span></text:p>
            <text:p text:style-name="P2"><text:span text:style-name="T20"><text:tab/></text:span><text:span text:style-name="T20"><text:tab/></text:span><text:span text:style-name="T23">redirect_to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denied </text:span><text:span text:style-name="T17">do</text:span></text:p>
            <text:p text:style-name="P2"><text:span text:style-name="T20"><text:tab/></text:span><text:span text:style-name="T20"><text:tab/></text:span><text:span text:style-name="T17">fals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granted </text:span><text:span text:style-name="T17">do</text:span></text:p>
            <text:p text:style-name="P2"><text:span text:style-name="T20"><text:tab/></text:span><text:span text:style-name="T20"><text:tab/></text:span><text:span text:style-name="T17">true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5"/></text:p>
            <text:p text:style-name="P2"><text:span text:style-name="T17">class</text:span><text:span text:style-name="T5"> ProjectController &lt; ApplicationController</text:span></text:p>
            <text:p text:style-name="P2"><text:span text:style-name="T20"><text:tab/></text:span><text:span text:style-name="T20">restrict_to </text:span><text:span text:style-name="T21">:admin</text:span><text:span text:style-name="T20">, </text:span><text:span text:style-name="T21">:manager</text:span><text:span text:style-name="T20">, </text:span><text:span text:style-name="T21">:only</text:span><text:span text:style-name="T20"> =&gt; </text:span><text:span text:style-name="T21">:create</text:span></text:p>
            <text:p text:style-name="P2"><text:span text:style-name="T20"/></text:p>
            <text:p text:style-name="P2"><text:span text:style-name="T20"><text:tab/></text:span><text:span text:style-name="T17">def</text:span><text:span text:style-name="T20"> update</text:span></text:p>
            <text:p text:style-name="P2"><text:span text:style-name="T20"><text:tab/></text:span><text:span text:style-name="T20"><text:tab/></text:span><text:span text:style-name="T17">if</text:span><text:span text:style-name="T20"> current_user.has_privilege? </text:span><text:span text:style-name="T21">:admin</text:span><text:span text:style-name="T20">, </text:span><text:span text:style-name="T21">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7">end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3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if</text:span><text:span text:style-name="T1"> current_user.has_privilege? </text:span><text:span text:style-name="T25">:admin</text:span><text:span text:style-name="T1">, :</text:span><text:span text:style-name="T25">manager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6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4">end</text:span><text:span text:style-name="T1"> %&gt;</text:span></text:p>
            <text:p text:style-name="P2"><text:span text:style-name="T1"><text:tab/></text:span></text:p>
            <text:p text:style-name="P2"><text:span text:style-name="T1"><text:tab/></text:span><text:span text:style-name="T1">&lt;% restrict_to </text:span><text:span text:style-name="T25">:admin</text:span><text:span text:style-name="T1">, :</text:span><text:span text:style-name="T25">manager </text:span><text:span text:style-name="T24">do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6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4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4" draw:layer="layout" svg:width="25.199cm" svg:height="13.609cm" svg:x="1.4cm" svg:y="5.04cm" presentation:class="subtitle" presentation:user-transformed="true">
          <draw:text-box>
            <text:p text:style-name="P2"><text:span text:style-name="T27">class</text:span><text:span text:style-name="T28"> User &lt; ActiveRecord::Base</text:span></text:p>
            <text:p text:style-name="P2"><text:span text:style-name="T28"><text:tab/></text:span><text:span text:style-name="T28">acts_as_login_model</text:span></text:p>
            <text:p text:style-name="P2"><text:span text:style-name="T27">end</text:span></text:p>
            <text:p text:style-name="P2"><text:span text:style-name="T27"/></text:p>
            <text:p text:style-name="P2"><text:span text:style-name="T27">class</text:span><text:span text:style-name="T29"> </text:span><text:span text:style-name="T30">UsersController &lt; ApplicationController</text:span></text:p>
            <text:p text:style-name="P2"><text:span text:style-name="T28"><text:tab/></text:span><text:span text:style-name="T28">acts_as_login_controller</text:span></text:p>
            <text:p text:style-name="P2"><text:span text:style-name="T27"><text:tab/></text:span><text:span text:style-name="T31">redirect_after_login { { </text:span><text:span text:style-name="T32">:controller</text:span><text:span text:style-name="T31"> =&gt; </text:span><text:span text:style-name="T33">”projects”</text:span><text:span text:style-name="T31"> } }</text:span></text:p>
            <text:p text:style-name="P2"><text:span text:style-name="T27">end</text:span></text:p>
            <text:p text:style-name="P2"><text:span text:style-name="T27"/></text:p>
            <text:p text:style-name="P2"><text:span text:style-name="T33">#Add your </text:span><text:span text:style-name="T34">restrict_to</text:span><text:span text:style-name="T33">'s</text:span></text:p>
            <text:p text:style-name="P2"><text:span text:style-name="T27"/></text:p>
            <text:p text:style-name="P2"><text:span text:style-name="T27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Database</text:p>
          </draw:text-box>
        </draw:frame>
        <draw:frame presentation:style-name="pr2" draw:text-style-name="P14" draw:layer="layout" svg:width="25.199cm" svg:height="15.335cm" svg:x="1.4cm" svg:y="4.172cm" presentation:class="subtitle" presentation:user-transformed="true">
          <draw:text-box>
            <text:p text:style-name="P2"><text:span text:style-name="T28">create_table </text:span><text:span text:style-name="T35">:groups</text:span><text:span text:style-name="T28"> </text:span><text:span text:style-name="T27">do</text:span><text:span text:style-name="T28"> |t|</text:span></text:p>
            <text:p text:style-name="P2"><text:span text:style-name="T28"><text:tab/></text:span><text:span text:style-name="T28">t.column </text:span><text:span text:style-name="T35">:name</text:span><text:span text:style-name="T28">, </text:span><text:span text:style-name="T35">:string</text:span></text:p>
            <text:p text:style-name="P2"><text:span text:style-name="T27">end</text:span></text:p>
            <text:p text:style-name="P2"><text:span text:style-name="T28"/></text:p>
            <text:p text:style-name="P2"><text:span text:style-name="T28">create_table</text:span><text:span text:style-name="T35"> :privileges</text:span><text:span text:style-name="T28"> </text:span><text:span text:style-name="T27">do</text:span><text:span text:style-name="T28"> |t|</text:span></text:p>
            <text:p text:style-name="P2"><text:span text:style-name="T28"><text:tab/></text:span><text:span text:style-name="T28">t.column </text:span><text:span text:style-name="T35">:name</text:span><text:span text:style-name="T28">, </text:span><text:span text:style-name="T35">:string</text:span></text:p>
            <text:p text:style-name="P2"><text:span text:style-name="T27">end</text:span></text:p>
            <text:p text:style-name="P2"><text:span text:style-name="T28"/></text:p>
            <text:p text:style-name="P2"><text:span text:style-name="T28">create_table </text:span><text:span text:style-name="T35">:groups_privileges</text:span><text:span text:style-name="T28"> </text:span><text:span text:style-name="T27">do</text:span><text:span text:style-name="T28"> |t|</text:span></text:p>
            <text:p text:style-name="P2"><text:span text:style-name="T28"><text:tab/></text:span><text:span text:style-name="T28">t.column </text:span><text:span text:style-name="T35">:group_id</text:span><text:span text:style-name="T28">, </text:span><text:span text:style-name="T35">:integer</text:span></text:p>
            <text:p text:style-name="P2"><text:span text:style-name="T28"><text:tab/></text:span><text:span text:style-name="T28">t.column </text:span><text:span text:style-name="T35">:privilege_id</text:span><text:span text:style-name="T28">, </text:span><text:span text:style-name="T35">:integer</text:span></text:p>
            <text:p text:style-name="P2"><text:span text:style-name="T27">end</text:span></text:p>
            <text:p text:style-name="P2"><text:span text:style-name="T28"/></text:p>
            <text:p text:style-name="P2"><text:span text:style-name="T28">create_table </text:span><text:span text:style-name="T35">:users</text:span><text:span text:style-name="T28"> do |t|</text:span></text:p>
            <text:p text:style-name="P2"><text:span text:style-name="T28"><text:tab/></text:span><text:span text:style-name="T28">t.column </text:span><text:span text:style-name="T35">:username</text:span><text:span text:style-name="T28">, </text:span><text:span text:style-name="T35">:string</text:span></text:p>
            <text:p text:style-name="P2"><text:span text:style-name="T28"><text:tab/></text:span><text:span text:style-name="T28">t.column </text:span><text:span text:style-name="T35">:password_hash</text:span><text:span text:style-name="T28">, </text:span><text:span text:style-name="T35">:string</text:span></text:p>
            <text:p text:style-name="P2"><text:span text:style-name="T2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24T15:13:28</dc:date>
    <dc:language>en-GB</dc:language>
    <meta:editing-cycles>85</meta:editing-cycles>
    <meta:editing-duration>P1DT1H15M56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